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list-style-name="L2">
      <style:paragraph-properties fo:line-height="150%" fo:text-align="justify" style:justify-single-word="false"/>
    </style:style>
    <style:style style:name="P5" style:family="paragraph" style:parent-style-name="Standard" style:list-style-name="L4">
      <style:paragraph-properties fo:line-height="150%" fo:text-align="justify" style:justify-single-word="false"/>
    </style:style>
    <style:style style:name="P6" style:family="paragraph" style:parent-style-name="Standard">
      <style:paragraph-properties fo:line-height="150%" fo:text-align="center" style:justify-single-word="false"/>
      <style:text-properties fo:font-weight="bold" style:font-weight-asian="bold" style:font-weight-complex="bold"/>
    </style:style>
    <style:style style:name="P7" style:family="paragraph" style:parent-style-name="Standard" style:list-style-name="L3">
      <style:paragraph-properties fo:line-height="150%" fo:text-align="justify" style:justify-single-word="false"/>
      <style:text-properties fo:font-weight="normal" style:font-weight-asian="normal" style:font-weight-complex="normal"/>
    </style:style>
    <style:style style:name="P8" style:family="paragraph" style:parent-style-name="Standard" style:master-page-name="">
      <style:paragraph-properties fo:line-height="150%" style:page-number="auto" fo:background-color="transparent">
        <style:background-image/>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hał Rapacz</text:p>
      <text:p text:style-name="P1"/>
      <text:p text:style-name="P6">Szkic licencjackiego projektu programistycznego</text:p>
      <text:p text:style-name="P6">Program szachowy</text:p>
      <text:p text:style-name="P2"/>
      <text:p text:style-name="P3"><text:tab/><text:span text:style-name="T1">Cel</text:span></text:p>
      <text:p text:style-name="P3"><text:tab/>Napisanie programu umożliwiającego grę w szachy z komputerowym przeciwnikiem. Efektym ubocznym może być umożliwienie gry dwóm osobom przy jednym komputerze, czy nawet pojedynek dwóch komputerowych graczy. Program powinien potrafić grać na poziomie stanowiącym wyzwanie przynajmniej dla przeciętnego, amatorskiego szachisty; przewiduję również możliwość konfiguracji poziomu trudności.</text:p>
      <text:p text:style-name="P3"/>
      <text:p text:style-name="P3"><text:tab/><text:span text:style-name="T1">Dlaczego szachy?</text:span></text:p>
      <text:list xml:id="list7626707731459358244" text:style-name="L3">
        <text:list-item>
          <text:p text:style-name="P7">gra dosyć dobrze nadająca się do algorytmicznego rozwiązania - w dowolnej chwili gry można można dość łatwo wymiernie określić, kto ma przewagę na planszy</text:p>
        </text:list-item>
      </text:list>
      <text:list xml:id="list8614039232257958724" text:style-name="L2">
        <text:list-item>
          <text:p text:style-name="P4"><text:span text:style-name="T2">nietrywialne zadanie algorytmiczne</text:span></text:p>
        </text:list-item>
        <text:list-item>
          <text:p text:style-name="P4"><text:span text:style-name="T2">możliwość bliższego zbadania możliwości maszyn w intelektualnym starciu z człowiekiem</text:span></text:p>
        </text:list-item>
      </text:list>
      <text:p text:style-name="P3"/>
      <text:p text:style-name="P3"><text:tab/><text:span text:style-name="T1">Algorytm</text:span></text:p>
      <text:p text:style-name="P3"><text:span text:style-name="T1"><text:tab/></text:span><text:span text:style-name="T2">Podstawowy pomysł na grę komputerowego przeciwnika to dążenie do uzyskania przewagi w wartości figur na planszy i próba zadania mata w końcowej fazie gry. Potrzebny będzie algorytm przeszukiwania drzewa decyzyjnego gry (Minimax) do określonej głębokości (wyznaczonej eksperymentalnie lub konfigurowalnej) i heurystyczna funkcja ewaluacji stanu szachownicy (ilość figur, być może ich położenie - szczegóły zostaną dobrane na drodze eksperymentów).</text:span></text:p>
      <text:p text:style-name="P3"/>
      <text:p text:style-name="P3"><text:tab/><text:span text:style-name="T1">Szczegóły implementacyjne</text:span></text:p>
      <text:list xml:id="list1298680142935212793" text:style-name="L4">
        <text:list-item>
          <text:p text:style-name="P5"><text:span text:style-name="T2">Wybrany język programowania: Java</text:span></text:p>
        </text:list-item>
        <text:list-item>
          <text:p text:style-name="P5"><text:span text:style-name="T2">Interfejs graficzny: Swing</text:span></text:p>
        </text:list-item>
        <text:list-item>
          <text:p text:style-name="P5"><text:span text:style-name="T2">Model architektoniczny: model-widok-kontroler</text:span></text:p>
        </text:list-item>
        <text:list-item>
          <text:p text:style-name="P5"><text:span text:style-name="T2">Dodatkowe założenie: separacja interfejsu komputerowego gracza od algorytmu w celu ułatwienia ewentualnego dodania alternatywnych implementacji algorytmu grającego</text:span></text:p>
        </text:list-item>
      </text:list>
      <text:p text:style-name="P3"><text:tab/></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1T23:48:26.93</meta:creation-date>
    <meta:document-statistic meta:table-count="0" meta:image-count="0" meta:object-count="0" meta:page-count="1" meta:paragraph-count="17" meta:word-count="188" meta:character-count="1512"/>
    <dc:date>2015-03-12T00:58:01.87</dc:date>
    <meta:editing-duration>PT3M53S</meta:editing-duration>
    <meta:editing-cycles>1</meta:editing-cycles>
    <meta:generator>OpenOffice.org/3.4.1$Win32 OpenOffice.org_project/341m1$Build-9593</meta:generator>
  </office:meta>
</office:document-meta>
</file>